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eXGyreHeros" svg:font-family="TeXGyreHero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eXGyreHeros" fo:font-size="11pt" style:font-size-asian="11pt" style:font-size-complex="11pt"/>
    </style:style>
    <style:style style:name="P2" style:family="paragraph" style:parent-style-name="Standard">
      <style:paragraph-properties fo:line-height="100%"/>
      <style:text-properties style:font-name="TeXGyreHeros" fo:font-size="11pt" officeooo:paragraph-rsid="001175a5" style:font-size-asian="11pt" style:font-size-complex="11pt"/>
    </style:style>
    <style:style style:name="P3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TeXGyreHeros" fo:font-size="11pt" officeooo:rsid="001271dc" officeooo:paragraph-rsid="001271dc" style:font-size-asian="11pt" style:font-size-complex="11pt"/>
    </style:style>
    <style:style style:name="P4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TeXGyreHeros" fo:font-size="11pt" officeooo:rsid="00142f73" officeooo:paragraph-rsid="00142f73" style:font-size-asian="11pt" style:font-size-complex="11pt"/>
    </style:style>
    <style:style style:name="P5" style:family="paragraph" style:parent-style-name="Text_20_body">
      <style:paragraph-properties fo:margin-top="0in" fo:margin-bottom="0in" style:contextual-spacing="false" fo:line-height="100%" fo:text-align="center" style:justify-single-word="false"/>
      <style:text-properties style:font-name="TeXGyreHeros" fo:font-size="12pt" fo:font-weight="bold" officeooo:paragraph-rsid="001107eb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00%"/>
      <style:text-properties style:font-name="TeXGyreHeros" fo:font-size="11pt" officeooo:rsid="001175a5" officeooo:paragraph-rsid="001175a5" style:font-size-asian="11pt" style:font-size-complex="11pt"/>
    </style:style>
    <style:style style:name="P7" style:family="paragraph" style:parent-style-name="Text_20_body">
      <style:paragraph-properties fo:margin-top="0in" fo:margin-bottom="0in" style:contextual-spacing="false" fo:line-height="100%" fo:text-align="center" style:justify-single-word="false"/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paragraph-rsid="001107eb" style:text-blinking="false" fo:background-color="transparent" style:font-size-asian="11pt" style:font-size-complex="11pt"/>
    </style:style>
    <style:style style:name="P8" style:family="paragraph" style:parent-style-name="Text_20_body">
      <style:paragraph-properties fo:margin-top="0in" fo:margin-bottom="0in" style:contextual-spacing="false" fo:line-height="100%"/>
      <style:text-properties style:font-name="TeXGyreHeros" fo:font-size="11pt" style:font-size-asian="11pt" style:font-size-complex="11pt"/>
    </style:style>
    <style:style style:name="P9" style:family="paragraph" style:parent-style-name="Text_20_body">
      <style:paragraph-properties fo:margin-top="0.1in" fo:margin-bottom="0.1in" style:contextual-spacing="false" fo:line-height="100%" fo:text-align="center" style:justify-single-word="false"/>
      <style:text-properties fo:font-variant="normal" fo:text-transform="none" fo:color="#000000" style:text-line-through-style="none" style:text-line-through-type="none" style:font-name="TeXGyreHeros" fo:font-size="10pt" fo:font-style="normal" style:text-underline-style="none" fo:font-weight="normal" style:text-blinking="false" fo:background-color="transparent" style:font-size-asian="10pt" style:font-size-complex="10pt"/>
    </style:style>
    <style:style style:name="P10" style:family="paragraph" style:parent-style-name="Text_20_body">
      <style:paragraph-properties fo:margin-top="0.1in" fo:margin-bottom="0.1in" style:contextual-spacing="false" fo:line-height="100%" fo:text-align="center" style:justify-single-word="false" fo:break-before="page"/>
      <style:text-properties fo:font-variant="normal" fo:text-transform="none" fo:color="#000000" style:text-line-through-style="none" style:text-line-through-type="none" style:font-name="TeXGyreHeros" fo:font-size="10pt" fo:font-style="normal" style:text-underline-style="none" fo:font-weight="normal" officeooo:paragraph-rsid="001271dc" style:text-blinking="false" fo:background-color="transparent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42f73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68d1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92262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aa38b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107eb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6589e" style:text-blinking="false" fo:background-color="transparent" loext:char-shading-value="0"/>
    </style:style>
    <style:style style:name="T9" style:family="text">
      <style:text-properties officeooo:rsid="001768d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docs-internal-guid-912e88c5-9367-ab2c-c580-c595f92e9553"/>Universidade do Estado do Rio de Janeiro - Faculdade de Geologia</text:p>
      <text:p text:style-name="P5"><text:span text:style-name="T6">Geofísica </text:span><text:span text:style-name="T7">1</text:span><text:span text:style-name="T6"> </text:span><text:span text:style-name="T7">|</text:span><text:span text:style-name="T6"> Prática </text:span><text:span text:style-name="T8">2</text:span><text:span text:style-name="T6"> - </text:span><text:span text:style-name="T7">Gravimetria – </text:span><text:span text:style-name="T8">A Terra Normal e o distúrbio da gravidade</text:span></text:p>
      <text:p text:style-name="P9">Nome:______________________________________________________ <text:s/>Data:______________________</text:p>
      <text:p text:style-name="P8"><text:span text:style-name="T1">1) </text:span><text:span text:style-name="T3">Utilize uma planilha para calcular a gravidade da Terra Normal (gamma) nos pontos onde temos medidas da gravidade mundial. Faça um mapa de seus resultados utilizando o Jupyter notebook. A qual altitude foi calculado gamma? A gravidade da Terra Normal é como você esperava?Descreva os efeitos que estão inclusos na fórmula de gamma e quais não estão.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2) <text:span text:style-name="T9">Calcule o valor de gamma nos pontos de observação (gammaP) utilizando a correção de ar-livre. Qual altitude deve ser utilizada nessa correção? Por que? Qual é o significado dessa correção? Faça um mapa de gammaP utilizando o notebook.</text:span></text:p>
      <text:p text:style-name="P2"/>
      <text:p text:style-name="P10">Nome:______________________________________________________ <text:s/>Data:______________________</text:p>
      <text:p text:style-name="P3"><text:span text:style-name="T1">3) </text:span><text:span text:style-name="T3">Calcule o valor do dis</text:span><text:span text:style-name="T4">túrbio da gravidade. Utilize o notebook para fazer um mapa do distúrbio. </text:span><text:span text:style-name="T5">Qual tipo de escala de cor melhor representa esses dados? Quais efeitos foram removidos durante o cálculo do distúrbio? Quais sobraram? O mapa está de acordo com suas expectativas?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2">4</text:span><text:span text:style-name="T1">) </text:span><text:span text:style-name="T5">Explique a relação entre o distúrbio e a isostasia. Relacione o distúrbio, o estado de equilíbrio isostático e o mecanismo de compensação (Airy, Pratt, flexural) para as seguintes regiões: 1) Meio do Pacífico, Brasil e Austrália 2) dorsais meso-oceânicas 3) Havaí. O que o distúrbio te diz sobre os limites convergentes oceano-oceano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eXGyreHeros" svg:font-family="TeXGyreHero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Uieda</meta:initial-creator>
    <meta:creation-date>2015-09-03T10:30:50.305053225</meta:creation-date>
    <dc:date>2015-09-10T10:44:37.734840252</dc:date>
    <dc:creator>Leonardo Uieda</dc:creator>
    <meta:editing-duration>PT1H3M37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2" meta:paragraph-count="8" meta:word-count="226" meta:character-count="1526" meta:non-whitespace-character-count="1304"/>
  </office:meta>
</office:document-meta>
</file>